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 style:data-style-name="N0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30.527cm" svg:y="0.712cm">
            <draw:object draw:notify-on-update-of-ranges="Feuille1.A3:Feuille1.A3 Feuille1.B3:Feuille1.J3 Feuille1.A10:Feuille1.A10 Feuille1.B10:Feuille1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3.672cm" svg:y="10.751cm">
            <draw:object draw:notify-on-update-of-ranges="Feuille1.A3:Feuille1.A3 Feuille1.B3:Feuille1.F3 Feuille1.A10:Feuille1.A10 Feuille1.B10:Feuille1.F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4.59cm" svg:y="15.824cm">
            <draw:object draw:notify-on-update-of-ranges="Feuille1.A17:Feuille1.A17 Feuille1.B17:Feuille1.F17 Feuille1.A24:Feuille1.A24 Feuille1.B24:Feuille1.F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3.983cm" svg:y="8.291cm">
            <draw:object draw:notify-on-update-of-ranges="Feuille1.A17:Feuille1.A17 Feuille1.A33:Feuille1.A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.447cm" svg:y="16.728cm">
            <draw:object draw:notify-on-update-of-ranges="Feuille1.A17:Feuille1.A17 Feuille1.A34:Feuille1.A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Instance 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ille de l’instance (nbClients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|\mathcal(S)|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694" calcext:value-type="float">
            <text:p>694</text:p>
          </table:table-cell>
          <table:table-cell office:value-type="float" office:value="2948" calcext:value-type="float">
            <text:p>2948</text:p>
          </table:table-cell>
          <table:table-cell office:value-type="float" office:value="9126" calcext:value-type="float">
            <text:p>9126</text:p>
          </table:table-cell>
          <table:table-cell office:value-type="float" office:value="4195" calcext:value-type="float">
            <text:p>4195</text:p>
          </table:table-cell>
          <table:table-cell office:value-type="float" office:value="17626" calcext:value-type="float">
            <text:p>17626</text:p>
          </table:table-cell>
          <table:table-cell office:value-type="float" office:value="26984" calcext:value-type="float">
            <text:p>26984</text:p>
          </table:table-cell>
          <table:table-cell office:value-type="float" office:value="44145" calcext:value-type="float">
            <text:p>44145</text:p>
          </table:table-cell>
        </table:table-row>
        <table:table-row table:style-name="ro1">
          <table:table-cell office:value-type="string" calcext:value-type="string">
            <text:p>Taille du plus petit regroupement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lle du plus grand regroupeme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mps CPU pour l’algo. de partitionnement</text:p>
          </table:table-cell>
          <table:table-cell table:style-name="ce6" office:value-type="float" office:value="0.000136" calcext:value-type="float">
            <text:p>0,000136</text:p>
          </table:table-cell>
          <table:table-cell table:style-name="ce6" office:value-type="float" office:value="0.000359" calcext:value-type="float">
            <text:p>0,000359</text:p>
          </table:table-cell>
          <table:table-cell table:style-name="ce6" office:value-type="float" office:value="0.004501" calcext:value-type="float">
            <text:p>0,004501</text:p>
          </table:table-cell>
          <table:table-cell table:style-name="ce6" office:value-type="float" office:value="0.036589" calcext:value-type="float">
            <text:p>0,036589</text:p>
          </table:table-cell>
          <table:table-cell table:style-name="ce6" office:value-type="float" office:value="0.162674" calcext:value-type="float">
            <text:p>0,162674</text:p>
          </table:table-cell>
          <table:table-cell table:style-name="ce6" office:value-type="float" office:value="0.07205" calcext:value-type="float">
            <text:p>0,07205</text:p>
          </table:table-cell>
          <table:table-cell table:style-name="ce6" office:value-type="float" office:value="0.374912" calcext:value-type="float">
            <text:p>0,374912</text:p>
          </table:table-cell>
          <table:table-cell table:style-name="ce6" office:value-type="float" office:value="0.740604" calcext:value-type="float">
            <text:p>0,740604</text:p>
          </table:table-cell>
          <table:table-cell table:style-name="ce6" office:value-type="float" office:value="2.017109" calcext:value-type="float">
            <text:p>2,017109</text:p>
          </table:table-cell>
        </table:table-row>
        <table:table-row table:style-name="ro1">
          <table:table-cell office:value-type="string" calcext:value-type="string">
            <text:p>Temps CPU pour TSP</text:p>
          </table:table-cell>
          <table:table-cell table:style-name="ce6" office:value-type="float" office:value="0.019212" calcext:value-type="float">
            <text:p>0,019212</text:p>
          </table:table-cell>
          <table:table-cell table:style-name="ce6" office:value-type="float" office:value="0.066306" calcext:value-type="float">
            <text:p>0,066306</text:p>
          </table:table-cell>
          <table:table-cell table:style-name="ce6" office:value-type="float" office:value="0.31166" calcext:value-type="float">
            <text:p>0,31166</text:p>
          </table:table-cell>
          <table:table-cell table:style-name="ce6" office:value-type="float" office:value="1.335688" calcext:value-type="float">
            <text:p>1,335688</text:p>
          </table:table-cell>
          <table:table-cell table:style-name="ce6" office:value-type="float" office:value="5.010185" calcext:value-type="float">
            <text:p>5,010185</text:p>
          </table:table-cell>
          <table:table-cell table:style-name="ce6" office:value-type="float" office:value="1.819831" calcext:value-type="float">
            <text:p>1,819831</text:p>
          </table:table-cell>
          <table:table-cell table:style-name="ce6" office:value-type="float" office:value="9.526452" calcext:value-type="float">
            <text:p>9,526452</text:p>
          </table:table-cell>
          <table:table-cell table:style-name="ce6" office:value-type="float" office:value="14.621288" calcext:value-type="float">
            <text:p>14,621288</text:p>
          </table:table-cell>
          <table:table-cell table:style-name="ce6" office:value-type="float" office:value="23.656863" calcext:value-type="float">
            <text:p>23,656863</text:p>
          </table:table-cell>
        </table:table-row>
        <table:table-row table:style-name="ro1">
          <table:table-cell office:value-type="string" calcext:value-type="string">
            <text:p>Temps CPU pour la résolution du PL</text:p>
          </table:table-cell>
          <table:table-cell table:style-name="ce6" office:value-type="float" office:value="0.001653" calcext:value-type="float">
            <text:p>0,001653</text:p>
          </table:table-cell>
          <table:table-cell table:style-name="ce6" office:value-type="float" office:value="0.002669" calcext:value-type="float">
            <text:p>0,002669</text:p>
          </table:table-cell>
          <table:table-cell table:style-name="ce6" office:value-type="float" office:value="0.006005" calcext:value-type="float">
            <text:p>0,006005</text:p>
          </table:table-cell>
          <table:table-cell table:style-name="ce6" office:value-type="float" office:value="0.04848" calcext:value-type="float">
            <text:p>0,04848</text:p>
          </table:table-cell>
          <table:table-cell table:style-name="ce6" office:value-type="float" office:value="1.101997" calcext:value-type="float">
            <text:p>1,101997</text:p>
          </table:table-cell>
          <table:table-cell table:style-name="ce6" office:value-type="float" office:value="1.531643" calcext:value-type="float">
            <text:p>1,531643</text:p>
          </table:table-cell>
          <table:table-cell table:style-name="ce6" office:value-type="float" office:value="0.808347" calcext:value-type="float">
            <text:p>0,808347</text:p>
          </table:table-cell>
          <table:table-cell table:style-name="ce6" office:value-type="float" office:value="5.49762" calcext:value-type="float">
            <text:p>5,49762</text:p>
          </table:table-cell>
          <table:table-cell table:style-name="ce6" office:value-type="float" office:value="7.501472" calcext:value-type="float">
            <text:p>7,501472</text:p>
          </table:table-cell>
        </table:table-row>
        <table:table-row table:style-name="ro1">
          <table:table-cell office:value-type="string" calcext:value-type="string">
            <text:p>Temps CPU total (A)</text:p>
          </table:table-cell>
          <table:table-cell table:style-name="ce6" office:value-type="float" office:value="0.02335" calcext:value-type="float">
            <text:p>0,02335</text:p>
          </table:table-cell>
          <table:table-cell table:style-name="ce6" office:value-type="float" office:value="0.092535" calcext:value-type="float">
            <text:p>0,092535</text:p>
          </table:table-cell>
          <table:table-cell table:style-name="ce6" office:value-type="float" office:value="0.348139" calcext:value-type="float">
            <text:p>0,348139</text:p>
          </table:table-cell>
          <table:table-cell table:style-name="ce6" office:value-type="float" office:value="1.432477" calcext:value-type="float">
            <text:p>1,432477</text:p>
          </table:table-cell>
          <table:table-cell table:style-name="ce6" office:value-type="float" office:value="6.326426" calcext:value-type="float">
            <text:p>6,326426</text:p>
          </table:table-cell>
          <table:table-cell table:style-name="ce6" office:value-type="float" office:value="3.441912" calcext:value-type="float">
            <text:p>3,441912</text:p>
          </table:table-cell>
          <table:table-cell table:style-name="ce6" office:value-type="float" office:value="10.828685" calcext:value-type="float">
            <text:p>10,828685</text:p>
          </table:table-cell>
          <table:table-cell table:style-name="ce6" office:value-type="float" office:value="21.028694" calcext:value-type="float">
            <text:p>21,028694</text:p>
          </table:table-cell>
          <table:table-cell table:style-name="ce6" office:value-type="float" office:value="33.373689" calcext:value-type="float">
            <text:p>33,373689</text:p>
          </table:table-cell>
        </table:table-row>
        <table:table-row table:style-name="ro1">
          <table:table-cell office:value-type="string" calcext:value-type="string">
            <text:p>Allocation mémoire totale (MiB)</text:p>
          </table:table-cell>
          <table:table-cell table:style-name="ce6" office:value-type="float" office:value="5.026" calcext:value-type="float">
            <text:p>5,026</text:p>
          </table:table-cell>
          <table:table-cell table:style-name="ce6" office:value-type="float" office:value="19.57" calcext:value-type="float">
            <text:p>19,57</text:p>
          </table:table-cell>
          <table:table-cell table:style-name="ce6" office:value-type="float" office:value="74.926" calcext:value-type="float">
            <text:p>74,926</text:p>
          </table:table-cell>
          <table:table-cell table:style-name="ce6" office:value-type="float" office:value="431.179" calcext:value-type="float">
            <text:p>431,179</text:p>
          </table:table-cell>
          <table:table-cell table:style-name="ce6" office:value-type="string" calcext:value-type="string">
            <text:p>1,728 GiB</text:p>
          </table:table-cell>
          <table:table-cell table:style-name="ce6" office:value-type="float" office:value="594.72" calcext:value-type="float">
            <text:p>594,72</text:p>
          </table:table-cell>
          <table:table-cell table:style-name="ce6" office:value-type="string" calcext:value-type="string">
            <text:p>3,965 GiB</text:p>
          </table:table-cell>
          <table:table-cell table:style-name="ce6" office:value-type="string" calcext:value-type="string">
            <text:p>7,045 GiB</text:p>
          </table:table-cell>
          <table:table-cell table:style-name="ce6" office:value-type="string" calcext:value-type="string">
            <text:p>15,384 GiB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pourquoi une telle allocation ? Un code qui pourrait être davantage optimisé, notamment de par une modification du typage (limiter la taille d’un entier) et une limitation des déclara° de var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nstance B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ille de l’instance (nbClients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|\mathcal(S)|</text:p>
          </table:table-cell>
          <table:table-cell office:value-type="float" office:value="288" calcext:value-type="float">
            <text:p>288</text:p>
          </table:table-cell>
          <table:table-cell office:value-type="float" office:value="4509" calcext:value-type="float">
            <text:p>4509</text:p>
          </table:table-cell>
          <table:table-cell office:value-type="float" office:value="42299" calcext:value-type="float">
            <text:p>42299</text:p>
          </table:table-cell>
          <table:table-cell office:value-type="float" office:value="62714" calcext:value-type="float">
            <text:p>62714</text:p>
          </table:table-cell>
          <table:table-cell office:value-type="float" office:value="270307" calcext:value-type="float">
            <text:p>270307</text:p>
          </table:table-cell>
          <table:table-cell office:value-type="string" calcext:value-type="string">
            <text:p>intermin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le du plus petit regroupemen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lle du plus grand regroupemen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s CPU pour l’algo. de partitionnement</text:p>
          </table:table-cell>
          <table:table-cell table:style-name="ce6" office:value-type="float" office:value="0.000602" calcext:value-type="float">
            <text:p>0,000602</text:p>
          </table:table-cell>
          <table:table-cell table:style-name="ce6" office:value-type="float" office:value="0.03535" calcext:value-type="float">
            <text:p>0,03535</text:p>
          </table:table-cell>
          <table:table-cell table:style-name="ce6" office:value-type="float" office:value="2.273813" calcext:value-type="float">
            <text:p>2,273813</text:p>
          </table:table-cell>
          <table:table-cell table:style-name="ce6" office:value-type="float" office:value="4.752531" calcext:value-type="float">
            <text:p>4,752531</text:p>
          </table:table-cell>
          <table:table-cell table:style-name="ce6" office:value-type="float" office:value="116.453366" calcext:value-type="float">
            <text:p>116,453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s CPU pour TSP</text:p>
          </table:table-cell>
          <table:table-cell table:style-name="ce6" office:value-type="float" office:value="0.170264" calcext:value-type="float">
            <text:p>0,170264</text:p>
          </table:table-cell>
          <table:table-cell table:style-name="ce6" office:value-type="float" office:value="2.847467" calcext:value-type="float">
            <text:p>2,847467</text:p>
          </table:table-cell>
          <table:table-cell table:style-name="ce6" office:value-type="float" office:value="32.525961" calcext:value-type="float">
            <text:p>32,525961</text:p>
          </table:table-cell>
          <table:table-cell table:style-name="ce6" office:value-type="float" office:value="43.311494" calcext:value-type="float">
            <text:p>43,311494</text:p>
          </table:table-cell>
          <table:table-cell table:style-name="ce6" office:value-type="float" office:value="217.150977" calcext:value-type="float">
            <text:p>217,150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s CPU pour la résolution du programme linéaire</text:p>
          </table:table-cell>
          <table:table-cell table:style-name="ce6" office:value-type="float" office:value="0.005357" calcext:value-type="float">
            <text:p>0,005357</text:p>
          </table:table-cell>
          <table:table-cell table:style-name="ce6" office:value-type="float" office:value="0.087734" calcext:value-type="float">
            <text:p>0,087734</text:p>
          </table:table-cell>
          <table:table-cell table:style-name="ce6" office:value-type="float" office:value="124.795803" calcext:value-type="float">
            <text:p>124,795803</text:p>
          </table:table-cell>
          <table:table-cell table:style-name="ce6" office:value-type="float" office:value="31.052658" calcext:value-type="float">
            <text:p>31,052658</text:p>
          </table:table-cell>
          <table:table-cell table:style-name="ce6" office:value-type="float" office:value="119.745037" calcext:value-type="float">
            <text:p>119,745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s CPU total (B)</text:p>
          </table:table-cell>
          <table:table-cell table:style-name="ce6" office:value-type="float" office:value="0.179404" calcext:value-type="float">
            <text:p>0,179404</text:p>
          </table:table-cell>
          <table:table-cell table:style-name="ce6" office:value-type="float" office:value="2.989932" calcext:value-type="float">
            <text:p>2,989932</text:p>
          </table:table-cell>
          <table:table-cell office:value-type="float" office:value="159.743062" calcext:value-type="float">
            <text:p>159,743062</text:p>
          </table:table-cell>
          <table:table-cell table:style-name="ce6" office:value-type="float" office:value="79.457142" calcext:value-type="float">
            <text:p>79,457142</text:p>
          </table:table-cell>
          <table:table-cell table:style-name="ce6" office:value-type="float" office:value="454.479656" calcext:value-type="float">
            <text:p>454,479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cation mémoire totale (MiB)</text:p>
          </table:table-cell>
          <table:table-cell table:style-name="ce6" office:value-type="float" office:value="38.806" calcext:value-type="float">
            <text:p>38,806</text:p>
          </table:table-cell>
          <table:table-cell table:style-name="ce6" office:value-type="float" office:value="927.895" calcext:value-type="float">
            <text:p>927,895</text:p>
          </table:table-cell>
          <table:table-cell table:style-name="ce6" office:value-type="string" calcext:value-type="string">
            <text:p>17,952 GiB</text:p>
          </table:table-cell>
          <table:table-cell table:style-name="ce6" office:value-type="string" calcext:value-type="string">
            <text:p>31,013 GiB</text:p>
          </table:table-cell>
          <table:table-cell table:style-name="ce6" office:value-type="string" calcext:value-type="string">
            <text:p>397,826 GiB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urquoi B prend plus de temps ? La capacité y est légèrement supérieure et les demandes individuelles ont globalement légèrement diminuée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la implique une accumulation de demandes « sum d_i » qui s’allongera devant une capacité plus élevée. D’où davantage de regroupements possibles et de clients dans un regroupement (la taille max d’un regroupement augmente aussi)…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 ailleurs, la fonction de partionnement met davantage de temps à s’exécuter (il suffit de regarder la colonne « 30 » clients pour s’en rendre compte…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e telle augmentation de la taille des données (regroupements) suggère des traitements plus conséquents dans la fonction <text:span text:style-name="T1">solveTSPExact</text:span><text:span text:style-name="T2"> 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 dit davantage de tournées, dit davantage de variables x_j ! Donc la résolution du PL s’effectue en un temps bien plus long aussi !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Rapport de temps total B/A</text:p>
          </table:table-cell>
          <table:table-cell table:formula="of:=[.B24]/[.B10]" office:value-type="float" office:value="7.68325481798715" calcext:value-type="float">
            <text:p>7,68325481798715</text:p>
          </table:table-cell>
          <table:table-cell table:formula="of:=[.C24]/[.C10]" office:value-type="float" office:value="32.3113632679527" calcext:value-type="float">
            <text:p>32,3113632679527</text:p>
          </table:table-cell>
          <table:table-cell table:formula="of:=[.D24]/[.D10]" office:value-type="float" office:value="458.8485116577" calcext:value-type="float">
            <text:p>458,8485116577</text:p>
          </table:table-cell>
          <table:table-cell table:formula="of:=[.E24]/[.E10]" office:value-type="float" office:value="55.4683544657262" calcext:value-type="float">
            <text:p>55,4683544657262</text:p>
          </table:table-cell>
          <table:table-cell table:formula="of:=[.F24]/[.F10]" office:value-type="float" office:value="71.838294797094" calcext:value-type="float">
            <text:p>71,8382947970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apport de |\mathcal(S)| B/A</text:p>
          </table:table-cell>
          <table:table-cell table:formula="of:=[.B18]/[.B4]" office:value-type="float" office:value="3.64556962025316" calcext:value-type="float">
            <text:p>3,64556962025316</text:p>
          </table:table-cell>
          <table:table-cell table:formula="of:=[.C18]/[.C4]" office:value-type="float" office:value="18.7875" calcext:value-type="float">
            <text:p>18,7875</text:p>
          </table:table-cell>
          <table:table-cell table:formula="of:=[.D18]/[.D4]" office:value-type="float" office:value="60.9495677233429" calcext:value-type="float">
            <text:p>60,9495677233429</text:p>
          </table:table-cell>
          <table:table-cell table:formula="of:=[.E18]/[.E4]" office:value-type="float" office:value="21.2734056987788" calcext:value-type="float">
            <text:p>21,2734056987788</text:p>
          </table:table-cell>
          <table:table-cell table:formula="of:=[.F18]/[.F4]" office:value-type="float" office:value="29.6194389655928" calcext:value-type="float">
            <text:p>29,619438965592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4:28:31.370311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2:56:13.731150999</meta:creation-date>
    <meta:generator>LibreOffice/6.4.6.2$Linux_X86_64 LibreOffice_project/40$Build-2</meta:generator>
    <dc:date>2021-03-30T19:52:13.451522952</dc:date>
    <meta:editing-duration>PT8H18M49S</meta:editing-duration>
    <meta:editing-cycles>29</meta:editing-cycles>
    <meta:document-statistic meta:table-count="1" meta:cell-count="16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Instances A jusqu'à n=50</text:p>
        </chart:title>
        <chart:plot-area chart:style-name="ch3" table:cell-range-address="Feuille1.A3:Feuille1.J3 Feuille1.A10:Feuille1.J10" chart:data-source-has-labels="column" svg:x="1.331cm" svg:y="1.275cm" svg:width="14.349cm" svg:height="6.564cm">
          <chartooo:coordinate-region svg:x="1.952cm" svg:y="1.474cm" svg:width="13.541cm" svg:height="5.718cm"/>
          <chart:axis chart:dimension="x" chart:name="primary-x" chart:style-name="ch4">
            <chart:title svg:x="7.138cm" svg:y="8.019cm" chart:style-name="ch5">
              <text:p>Nombre de clients</text:p>
            </chart:title>
            <chart:grid chart:style-name="ch6" chart:class="major"/>
          </chart:axis>
          <chart:axis chart:dimension="y" chart:name="primary-y" chart:style-name="ch4">
            <chart:title svg:x="0.451cm" svg:y="5.831cm" chart:style-name="ch7">
              <text:p>Temps CPU total</text:p>
            </chart:title>
            <chart:grid chart:style-name="ch6" chart:class="major"/>
          </chart:axis>
          <chart:series chart:style-name="ch8" chart:values-cell-range-address="Feuille1.B10:Feuille1.J10" chart:label-cell-address="Feuille1.A10:Feuille1.A10" chart:class="chart:scatter">
            <chart:domain table:cell-range-address="Feuille1.B3:Feuille1.J3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Feuille1.B3:Feuille1.J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Temps CPU total (A)</text:p>
                <draw:g>
                  <svg:desc>Feuille1.A10:Feuille1.A10</svg:desc>
                </draw:g>
              </table:table-cell>
              <table:table-cell office:value-type="float" office:value="0.02335">
                <text:p>0.02335</text:p>
                <draw:g>
                  <svg:desc>Feuille1.B10:Feuille1.J10</svg:desc>
                </draw:g>
              </table:table-cell>
              <table:table-cell office:value-type="float" office:value="0.092535">
                <text:p>0.092535</text:p>
              </table:table-cell>
              <table:table-cell office:value-type="float" office:value="0.348139">
                <text:p>0.348139</text:p>
              </table:table-cell>
              <table:table-cell office:value-type="float" office:value="1.432477">
                <text:p>1.432477</text:p>
              </table:table-cell>
              <table:table-cell office:value-type="float" office:value="6.326426">
                <text:p>6.326426</text:p>
              </table:table-cell>
              <table:table-cell office:value-type="float" office:value="3.441912">
                <text:p>3.441912</text:p>
              </table:table-cell>
              <table:table-cell office:value-type="float" office:value="10.828685">
                <text:p>10.828685</text:p>
              </table:table-cell>
              <table:table-cell office:value-type="float" office:value="21.028694">
                <text:p>21.028694</text:p>
              </table:table-cell>
              <table:table-cell office:value-type="float" office:value="33.373689">
                <text:p>33.373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Instances A jusqu'à n=30</text:p>
        </chart:title>
        <chart:plot-area chart:style-name="ch3" table:cell-range-address="Feuille1.A3:Feuille1.F3 Feuille1.A10:Feuille1.F10" chart:data-source-has-labels="column" svg:x="1.331cm" svg:y="1.275cm" svg:width="14.349cm" svg:height="6.564cm">
          <chartooo:coordinate-region svg:x="1.767cm" svg:y="1.474cm" svg:width="13.726cm" svg:height="5.718cm"/>
          <chart:axis chart:dimension="x" chart:name="primary-x" chart:style-name="ch4">
            <chart:title svg:x="7.138cm" svg:y="8.019cm" chart:style-name="ch5">
              <text:p>Nombre de clients</text:p>
            </chart:title>
            <chart:grid chart:style-name="ch6" chart:class="major"/>
          </chart:axis>
          <chart:axis chart:dimension="y" chart:name="primary-y" chart:style-name="ch4">
            <chart:title svg:x="0.451cm" svg:y="5.831cm" chart:style-name="ch7">
              <text:p>Temps CPU total</text:p>
            </chart:title>
            <chart:grid chart:style-name="ch6" chart:class="major"/>
          </chart:axis>
          <chart:series chart:style-name="ch8" chart:values-cell-range-address="Feuille1.B10:Feuille1.F10" chart:label-cell-address="Feuille1.A10:Feuille1.A10" chart:class="chart:scatter">
            <chart:domain table:cell-range-address="Feuille1.B3:Feuille1.F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Feuille1.B3:Feuille1.F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emps CPU total (A)</text:p>
                <draw:g>
                  <svg:desc>Feuille1.A10:Feuille1.A10</svg:desc>
                </draw:g>
              </table:table-cell>
              <table:table-cell office:value-type="float" office:value="0.02335">
                <text:p>0.02335</text:p>
                <draw:g>
                  <svg:desc>Feuille1.B10:Feuille1.F10</svg:desc>
                </draw:g>
              </table:table-cell>
              <table:table-cell office:value-type="float" office:value="0.092535">
                <text:p>0.092535</text:p>
              </table:table-cell>
              <table:table-cell office:value-type="float" office:value="0.348139">
                <text:p>0.348139</text:p>
              </table:table-cell>
              <table:table-cell office:value-type="float" office:value="1.432477">
                <text:p>1.432477</text:p>
              </table:table-cell>
              <table:table-cell office:value-type="float" office:value="6.326426">
                <text:p>6.3264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Instances B jusqu'à n=30</text:p>
        </chart:title>
        <chart:plot-area chart:style-name="ch3" table:cell-range-address="Feuille1.A17:Feuille1.F17 Feuille1.A24:Feuille1.F24" chart:data-source-has-labels="column" svg:x="1.331cm" svg:y="1.275cm" svg:width="14.349cm" svg:height="6.564cm">
          <chartooo:coordinate-region svg:x="2.138cm" svg:y="1.474cm" svg:width="13.355cm" svg:height="5.718cm"/>
          <chart:axis chart:dimension="x" chart:name="primary-x" chart:style-name="ch4">
            <chart:title svg:x="7.138cm" svg:y="8.019cm" chart:style-name="ch5">
              <text:p>Nombre de clients</text:p>
            </chart:title>
            <chart:grid chart:style-name="ch6" chart:class="major"/>
          </chart:axis>
          <chart:axis chart:dimension="y" chart:name="primary-y" chart:style-name="ch4">
            <chart:title svg:x="0.451cm" svg:y="5.831cm" chart:style-name="ch7">
              <text:p>Temps CPU total</text:p>
            </chart:title>
            <chart:grid chart:style-name="ch6" chart:class="major"/>
          </chart:axis>
          <chart:series chart:style-name="ch8" chart:values-cell-range-address="Feuille1.B24:Feuille1.F24" chart:label-cell-address="Feuille1.A24:Feuille1.A24" chart:class="chart:scatter">
            <chart:domain table:cell-range-address="Feuille1.B17:Feuille1.F1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Feuille1.B17:Feuille1.F1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emps CPU total (B)</text:p>
                <draw:g>
                  <svg:desc>Feuille1.A24:Feuille1.A24</svg:desc>
                </draw:g>
              </table:table-cell>
              <table:table-cell office:value-type="float" office:value="0.179404">
                <text:p>0.179404</text:p>
                <draw:g>
                  <svg:desc>Feuille1.B24:Feuille1.F24</svg:desc>
                </draw:g>
              </table:table-cell>
              <table:table-cell office:value-type="float" office:value="2.989932">
                <text:p>2.989932</text:p>
              </table:table-cell>
              <table:table-cell office:value-type="float" office:value="159.743062">
                <text:p>159.743062</text:p>
              </table:table-cell>
              <table:table-cell office:value-type="float" office:value="79.457142">
                <text:p>79.457142</text:p>
              </table:table-cell>
              <table:table-cell office:value-type="float" office:value="454.479656">
                <text:p>454.4796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Rapport temps CPU total B/A</text:p>
        </chart:title>
        <chart:plot-area chart:style-name="ch3" table:cell-range-address="Feuille1.A17:Feuille1.C17 Feuille1.E17:Feuille1.F17 Feuille1.A33:Feuille1.C33 Feuille1.E33:Feuille1.F33" chart:data-source-has-labels="column" svg:x="1.331cm" svg:y="1.275cm" svg:width="14.349cm" svg:height="6.564cm">
          <chartooo:coordinate-region svg:x="1.952cm" svg:y="1.474cm" svg:width="13.542cm" svg:height="5.718cm"/>
          <chart:axis chart:dimension="x" chart:name="primary-x" chart:style-name="ch4">
            <chart:title svg:x="7.138cm" svg:y="8.019cm" chart:style-name="ch5">
              <text:p>Nombre de clients</text:p>
            </chart:title>
            <chart:grid chart:style-name="ch6" chart:class="major"/>
          </chart:axis>
          <chart:axis chart:dimension="y" chart:name="primary-y" chart:style-name="ch4">
            <chart:title svg:x="0.451cm" svg:y="6.4cm" chart:style-name="ch7">
              <text:p>Rapport temps CPU total</text:p>
            </chart:title>
            <chart:grid chart:style-name="ch6" chart:class="major"/>
          </chart:axis>
          <chart:series chart:style-name="ch8" chart:values-cell-range-address="Feuille1.B33:Feuille1.C33 Feuille1.E33:Feuille1.F33" chart:label-cell-address="Feuille1.A33:Feuille1.A33" chart:class="chart:scatter">
            <chart:domain table:cell-range-address="Feuille1.B17:Feuille1.C17 Feuille1.E17:Feuille1.F1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7 Ligne 1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Feuille1.B17:Feuille1.C17 Feuille1.E17:Feuille1.F1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apport de temps total B/A</text:p>
                <draw:g>
                  <svg:desc>Feuille1.A33:Feuille1.A33</svg:desc>
                </draw:g>
              </table:table-cell>
              <table:table-cell office:value-type="float" office:value="7.68325481798715">
                <text:p>7.68325481798715</text:p>
                <draw:g>
                  <svg:desc>Feuille1.B33:Feuille1.C33 Feuille1.E33:Feuille1.F33</svg:desc>
                </draw:g>
              </table:table-cell>
              <table:table-cell office:value-type="float" office:value="32.3113632679527">
                <text:p>32.3113632679527</text:p>
              </table:table-cell>
              <table:table-cell office:value-type="float" office:value="55.4683544657262">
                <text:p>55.4683544657262</text:p>
              </table:table-cell>
              <table:table-cell office:value-type="float" office:value="71.838294797094">
                <text:p>71.8382947970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Rapport de |S| B/A</text:p>
        </chart:title>
        <chart:plot-area chart:style-name="ch3" table:cell-range-address="Feuille1.A17:Feuille1.C17 Feuille1.E17:Feuille1.F17 Feuille1.A34:Feuille1.C34 Feuille1.E34:Feuille1.F34" chart:data-source-has-labels="column" svg:x="1.331cm" svg:y="1.275cm" svg:width="14.349cm" svg:height="6.564cm">
          <chartooo:coordinate-region svg:x="1.952cm" svg:y="1.474cm" svg:width="13.542cm" svg:height="5.718cm"/>
          <chart:axis chart:dimension="x" chart:name="primary-x" chart:style-name="ch4">
            <chart:title svg:x="7.138cm" svg:y="8.019cm" chart:style-name="ch5">
              <text:p>Nombre de clients</text:p>
            </chart:title>
            <chart:grid chart:style-name="ch6" chart:class="major"/>
          </chart:axis>
          <chart:axis chart:dimension="y" chart:name="primary-y" chart:style-name="ch4">
            <chart:title svg:x="0.451cm" svg:y="5.421cm" chart:style-name="ch7">
              <text:p>Rapport |S|</text:p>
            </chart:title>
            <chart:grid chart:style-name="ch6" chart:class="major"/>
          </chart:axis>
          <chart:series chart:style-name="ch8" chart:values-cell-range-address="Feuille1.B34:Feuille1.C34 Feuille1.E34:Feuille1.F34" chart:label-cell-address="Feuille1.A34:Feuille1.A34" chart:class="chart:scatter">
            <chart:domain table:cell-range-address="Feuille1.B17:Feuille1.C17 Feuille1.E17:Feuille1.F1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7 Ligne 1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Feuille1.B17:Feuille1.C17 Feuille1.E17:Feuille1.F1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apport de |\mathcal(S)| B/A</text:p>
                <draw:g>
                  <svg:desc>Feuille1.A34:Feuille1.A34</svg:desc>
                </draw:g>
              </table:table-cell>
              <table:table-cell office:value-type="float" office:value="3.64556962025316">
                <text:p>3.64556962025316</text:p>
                <draw:g>
                  <svg:desc>Feuille1.B34:Feuille1.C34 Feuille1.E34:Feuille1.F34</svg:desc>
                </draw:g>
              </table:table-cell>
              <table:table-cell office:value-type="float" office:value="18.7875">
                <text:p>18.7875</text:p>
              </table:table-cell>
              <table:table-cell office:value-type="float" office:value="21.2734056987788">
                <text:p>21.2734056987788</text:p>
              </table:table-cell>
              <table:table-cell office:value-type="float" office:value="29.6194389655928">
                <text:p>29.61943896559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